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officeooo:paragraph-rsid="0017f407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style:font-name="Consolas" fo:font-size="11pt" style:font-size-asian="11pt" style:font-name-complex="Consolas1" style:font-size-complex="11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Consolas" fo:font-size="11pt" style:font-size-asian="11pt" style:font-name-complex="Consolas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++ For C Programmers Part B<text:tab/>Ira Pohl<text:tab/> <text:s/>May 2016</text:p>
      <text:p text:style-name="Standard">The following document talks about the new &lt;random&gt; library in C++11 and explains why</text:p>
      <text:p text:style-name="Standard">It is a significant improvement over what is found in C.</text:p>
      <text:p text:style-name="Standard"/>
      <text:p text:style-name="Standard">Random Number Generation in C++11 Document #: WG21 N3551 Date: 2013-03-12 Revises: None Project: JTC1.22.32 Programming Language C++ Reply to: Walter E. Brown</text:p>
      <text:p text:style-name="Standard"><text:a xlink:type="simple" xlink:href="http://www.open-std.org/jtc1/sc22/wg21/docs/papers/2013/n3551.pdf" text:style-name="ListLabel_20_1" text:visited-style-name="ListLabel_20_1"><text:span text:style-name="Internet_20_link">http://www.open-std.org/jtc1/sc22/wg21/docs/papers/2013/n3551.pdf</text:span></text:a></text:p>
      <text:p text:style-name="Standard"/>
      <text:p text:style-name="Standard">We use &lt; random &gt; in the following code:</text:p>
      <text:p text:style-name="P1"><text:span text:style-name="T1">//Use of random</text:span></text:p>
      <text:p text:style-name="P1"><text:span text:style-name="T1">//Ira Pohl <text:s/>April 2016</text:span></text:p>
      <text:p text:style-name="P3"/>
      <text:p text:style-name="P1"><text:span text:style-name="T1">#include&lt;cstddef&gt; <text:s/>//ptrdiff_t</text:span></text:p>
      <text:p text:style-name="P1"><text:span text:style-name="T1">#include&lt;iostream&gt;</text:span></text:p>
      <text:p text:style-name="P1"><text:span text:style-name="T1">#include&lt;random&gt;</text:span></text:p>
      <text:p text:style-name="P1"><text:span text:style-name="T1">#include&lt;vector&gt;</text:span></text:p>
      <text:p text:style-name="P1"><text:span text:style-name="T1">#include&lt;algorithm&gt;</text:span></text:p>
      <text:p text:style-name="P1"><text:span text:style-name="T1">#include&lt;ctime&gt; <text:s text:c="2"/>//use time(nullptr) for seed</text:span></text:p>
      <text:p text:style-name="P3"/>
      <text:p text:style-name="P1"><text:span text:style-name="T1">using namespace std;</text:span></text:p>
      <text:p text:style-name="P1"><text:span text:style-name="T1"><text:s text:c="3"/></text:span></text:p>
      <text:p text:style-name="P1"><text:span text:style-name="T1">default_random_engine <text:s/>e(time(nullptr)); <text:s text:c="2"/>//seed here</text:span></text:p>
      <text:p text:style-name="P1"><text:span text:style-name="T1">uniform_real_distribution&lt;double&gt; u(0, 1); //use a uniform distribution</text:span></text:p>
      <text:p text:style-name="P3"/>
      <text:p text:style-name="P1"><text:span text:style-name="T1">template&lt; typename RandomAccess&gt;</text:span></text:p>
      <text:p text:style-name="P1"><text:span text:style-name="T1">RandomAccess pickRandEl( RandomAccess first, RandomAccess last)</text:span></text:p>
      <text:p text:style-name="P1"><text:span text:style-name="T1">{</text:span></text:p>
      <text:p text:style-name="P1"><text:span text:style-name="T1"><text:s text:c="3"/></text:span></text:p>
      <text:p text:style-name="P1"><text:span text:style-name="T1"><text:s text:c="3"/>ptrdiff_t temp = last-first;</text:span></text:p>
      <text:p text:style-name="P1"><text:span text:style-name="T1"><text:s text:c="3"/>return first + u(e)*temp;</text:span></text:p>
      <text:p text:style-name="P1"><text:span text:style-name="T1">}</text:span></text:p>
      <text:p text:style-name="P3"/>
      <text:p text:style-name="P3"/>
      <text:p text:style-name="P1"><text:span text:style-name="T1">int main()</text:span></text:p>
      <text:p text:style-name="P1"><text:span text:style-name="T1">{</text:span></text:p>
      <text:p text:style-name="P1"><text:span text:style-name="T1"><text:s text:c="3"/>int size_d = 1000;</text:span></text:p>
      <text:p text:style-name="P1"><text:span text:style-name="T1"><text:s text:c="3"/>vector&lt;int&gt; data(size_d);</text:span></text:p>
      <text:p text:style-name="P1"><text:span text:style-name="T1"><text:s text:c="3"/>for(auto&amp; element: data)</text:span></text:p>
      <text:p text:style-name="P1"><text:span text:style-name="T1"><text:s text:c="7"/>element = 10000 * u(e); //uniform distribution with default engine</text:span></text:p>
      <text:p text:style-name="P3"><text:bookmark text:name="_GoBack"/></text:p>
      <text:p text:style-name="P1"><text:span text:style-name="T1"><text:s text:c="3"/>double accum = <text:s/>accumulate(data.begin(), data.end(), 0.0);</text:span></text:p>
      <text:p text:style-name="P1"><text:span text:style-name="T1"><text:s text:c="3"/>cout &lt;&lt; "average value is " &lt;&lt; accum/(1.0 * size_d);</text:span></text:p>
      <text:p text:style-name="P1"><text:span text:style-name="T1"><text:s text:c="3"/>cout &lt;&lt; endl;</text:span></text:p>
      <text:p text:style-name="P1"><text:span text:style-name="T1"><text:s text:c="3"/>for(int i = 0; i &lt; 100; ++i)</text:span></text:p>
      <text:p text:style-name="P1"><text:span text:style-name="T1"><text:s text:c="6"/>cout &lt;&lt; *pickRandEl(data.begin(), data.end()) &lt;&lt; '\t';</text:span></text:p>
      <text:p text:style-name="P1"><text:span text:style-name="T1"><text:s text:c="3"/>cout &lt;&lt; endl;</text:span></text:p>
      <text:p text:style-name="P1"><text:soft-page-break/><text:span text:style-name="T1"><text:s text:c="3"/></text:span></text:p>
      <text:p text:style-name="P2"><text:span text:style-name="T1"><text:s text:c="3"/>auto mm = minmax_element(data.begin(), data.end());</text:span></text:p>
      <text:p text:style-name="P1"><text:span text:style-name="T1"><text:s text:c="3"/>cout &lt;&lt; "min and max \n";</text:span></text:p>
      <text:p text:style-name="P1"><text:span text:style-name="T1"><text:s text:c="3"/>cout &lt;&lt; <text:s/>*mm.first &lt;&lt; " <text:s text:c="2"/>second " <text:s/>&lt;&lt; *mm.second&lt;&lt; endl;</text:span></text:p>
      <text:p text:style-name="P3"/>
      <text:p text:style-name="P1"><text:span text:style-name="T1">}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F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false" style:font-name-asian="F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1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cm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line-height="100%" fo:keep-together="always" fo:keep-with-next="always"/>
      <style:text-properties fo:color="#404040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line-height="100%" fo:keep-together="always" fo:keep-with-next="always"/>
      <style:text-properties fo:color="#44546a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44546a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44546a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44546a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44546a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595959" fo:letter-spacing="0.011cm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color="#5b9bd5" style:font-name="Calibri Light" fo:font-family="'Calibri Light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line-height="100%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12cm" loext:contextual-spacing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159cm" fo:margin-right="2.159cm" fo:margin-top="0.494cm" fo:margin-bottom="0.212cm" loext:contextual-spacing="false" fo:line-height="125%" fo:text-indent="0cm" style:auto-text-indent="false" fo:padding-left="0.423cm" fo:padding-right="0cm" fo:padding-top="0cm" fo:padding-bottom="0cm" fo:border-left="2.24pt solid #5b9bd5" fo:border-right="none" fo:border-top="none" fo:border-bottom="none"/>
      <style:text-properties fo:color="#5b9bd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next-style-name="Standard" style:default-outline-level="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404040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44546a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fo:color="#44546a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6_20_Char" style:display-name="Heading 6 Char" style:family="text" style:parent-style-name="Default_20_Paragraph_20_Font">
      <style:text-properties fo:color="#44546a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ing_20_7_20_Char" style:display-name="Heading 7 Char" style:family="text" style:parent-style-name="Default_20_Paragraph_20_Font">
      <style:text-properties fo:color="#1f4e79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ing_20_8_20_Char" style:display-name="Heading 8 Char" style:family="text" style:parent-style-name="Default_20_Paragraph_20_Font">
      <style:text-properties fo:color="#44546a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9_20_Char" style:display-name="Heading 9 Char" style:family="text" style:parent-style-name="Default_20_Paragraph_20_Font">
      <style:text-properties fo:color="#44546a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itle_20_Char" style:display-name="Title Char" style:family="text" style:parent-style-name="Default_20_Paragraph_20_Font">
      <style:text-properties fo:color="#5b9bd5" style:font-name="Calibri Light" fo:font-family="'Calibri Light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a Pohl</meta:initial-creator>
    <meta:editing-cycles>2</meta:editing-cycles>
    <meta:creation-date>2016-05-05T20:54:00</meta:creation-date>
    <dc:date>2021-04-02T10:32:48.388000000</dc:date>
    <meta:editing-duration>PT12M54S</meta:editing-duration>
    <meta:generator>LibreOffice/6.1.4.2$Windows_X86_64 LibreOffice_project/9d0f32d1f0b509096fd65e0d4bec26ddd1938fd3</meta:generator>
    <meta:document-statistic meta:table-count="0" meta:image-count="0" meta:object-count="0" meta:page-count="2" meta:paragraph-count="42" meta:word-count="199" meta:character-count="1486" meta:non-whitespace-character-count="12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